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C00000420E094D72C1B23C9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319cm" svg:height="19.214cm" svg:x="0.752cm" svg:y="0.624cm">
          <draw:image xlink:href="Pictures/10000201000002DC00000420E094D72C1B23C938.png" xlink:type="simple" xlink:show="embed" xlink:actuate="onLoad">
            <text:p/>
          </draw:image>
        </draw:frame>
        <draw:frame draw:style-name="gr1" draw:text-style-name="P1" draw:layer="layout" svg:width="13.319cm" svg:height="19.214cm" svg:x="14.071cm" svg:y="0.647cm">
          <draw:image xlink:href="Pictures/10000201000002DC00000420E094D72C1B23C9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8:20:35.656026986</meta:creation-date>
    <dc:date>2019-06-04T09:28:03.812159188</dc:date>
    <meta:editing-duration>PT7M52S</meta:editing-duration>
    <meta:editing-cycles>6</meta:editing-cycles>
    <meta:generator>LibreOffice/6.0.7.3$Linux_X86_64 LibreOffice_project/00m0$Build-3</meta:generator>
    <meta:document-statistic meta:object-count="25"/>
  </office:meta>
</office:document-meta>
</file>